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Standard">
      <style:text-properties officeooo:rsid="000f8e2d" officeooo:paragraph-rsid="000f8e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설정 파일 위치</text:p>
      <text:p text:style-name="P1"><text:s text:c="8"/>- /etc/sssd/sssd.conf</text:p>
      <text:p text:style-name="P1"/>
      <text:p text:style-name="P1">sssd</text:p>
      <text:p text:style-name="P1"><text:s text:c="8"/>- 캐쉬 역활을 한다</text:p>
      <text:p text:style-name="P1"><text:s text:c="8"/>- 접속을 해 놓으면 캐쉬에 저장되어 ldap서버가 다운되더라도 확인 가능</text:p>
      <text:p text:style-name="P1"><text:s text:c="8"/>- 로그인 했을시 패스워드도 캐쉬에 저장 됨</text:p>
      <text:p text:style-name="P1"><text:s text:c="8"/>- /var/lib/sss/db 안에 캐쉬정보가 있음</text:p>
      <text:p text:style-name="P1"/>
      <text:p text:style-name="P1">kerberos</text:p>
      <text:p text:style-name="P1"><text:s text:c="8"/>- krb5-workstation</text:p>
      <text:p text:style-name="P1"><text:s text:c="16"/>- 티켓 정보를 보여주는패키지</text:p>
      <text:p text:style-name="P1"/>
      <text:p text:style-name="P1"><text:s text:c="8"/>principal 보기</text:p>
      <text:p text:style-name="P1"><text:s text:c="16"/>- klist</text:p>
      <text:p text:style-name="P1"/>
      <text:p text:style-name="P1">연습문제</text:p>
      <text:p text:style-name="P1">---------사전 준비------------------</text:p>
      <text:p text:style-name="P1">groupadd groupA</text:p>
      <text:p text:style-name="P1">groupadd groupB</text:p>
      <text:p text:style-name="P1">groupadd groupC</text:p>
      <text:p text:style-name="P1">useradd kane</text:p>
      <text:p text:style-name="P1">useradd dier</text:p>
      <text:p text:style-name="P1">useradd sony</text:p>
      <text:p text:style-name="P1">useradd alli</text:p>
      <text:p text:style-name="P1">useradd lamela</text:p>
      <text:p text:style-name="P1">useradd sissoko</text:p>
      <text:p text:style-name="P1">-------------------------------------</text:p>
      <text:p text:style-name="P1">chmod</text:p>
      <text:p text:style-name="P1">cp /etc/issue /tmp</text:p>
      <text:p text:style-name="P1">-----------------</text:p>
      <text:p text:style-name="P1">/tmp/issue 파일 권한 설정</text:p>
      <text:p text:style-name="P1"/>
      <text:p text:style-name="P1">sony : 모든권한</text:p>
      <text:p text:style-name="P1">groupA: 읽기권한</text:p>
      <text:p text:style-name="P1">나머지 모든 사용자 : 아무런 권한 없음</text:p>
      <text:p text:style-name="P1"/>
      <text:p text:style-name="P1">--------------------------------------</text:p>
      <text:p text:style-name="P1">cp /etc/issue /tmp</text:p>
      <text:p text:style-name="P1">chmod 740 issue</text:p>
      <text:p text:style-name="P1">chgrp groupA issue</text:p>
      <text:p text:style-name="P1">chown sony issue</text:p>
      <text:p text:style-name="P1">vi issue</text:p>
      <text:p text:style-name="P1"/>
      <text:p text:style-name="P1"/>
      <text:p text:style-name="P1">2.</text:p>
      <text:p text:style-name="P1">cp /et/host.conf <text:s/>/tmp</text:p>
      <text:p text:style-name="P1"/>
      <text:p text:style-name="P1">--------------------</text:p>
      <text:p text:style-name="P1">/tmp/host.conf 파일 권한 설정</text:p>
      <text:p text:style-name="P1"/>
      <text:p text:style-name="P1">alli : 모든권한</text:p>
      <text:p text:style-name="P1">sony : 읽기,쓰기 권한</text:p>
      <text:p text:style-name="P1"><text:soft-page-break/>groupA : 모든권한</text:p>
      <text:p text:style-name="P1">groupB : 아무런 권한 없읍</text:p>
      <text:p text:style-name="P1">dier : 실행권한</text:p>
      <text:p text:style-name="P1">나머지 모든 사용자 : 읽기권한</text:p>
      <text:p text:style-name="P1"/>
      <text:p text:style-name="P1">----------------------------------</text:p>
      <text:p text:style-name="P1">133 <text:s/>setfacl -m u:alli:rwx host.conf</text:p>
      <text:p text:style-name="P1">134 <text:s/>setfacl -m u:sony:rw host.conf</text:p>
      <text:p text:style-name="P1">135 <text:s/>setfacl -m g:groupA:rwx host.conf</text:p>
      <text:p text:style-name="P1">136 <text:s/>setfacl -m u:dier:x host.conf</text:p>
      <text:p text:style-name="P1">148 <text:s/>setfacl -m g:groupB:--- host.conf</text:p>
      <text:p text:style-name="P1"><text:s text:c="8"/>setfacl -m o::r host.conf</text:p>
      <text:p text:style-name="P1"><text:s text:c="8"/>getfacl host.conf</text:p>
      <text:p text:style-name="P1"/>
      <text:p text:style-name="P1"/>
      <text:p text:style-name="P1">1. desktopX 를 영구적으로 selinux 를 비활성(disabled)모드로 설정하세요</text:p>
      <text:p text:style-name="P1"/>
      <text:p text:style-name="P1">*</text:p>
      <text:p text:style-name="P1">enforcing - 강제모드</text:p>
      <text:p text:style-name="P1">permissive - 허용모드</text:p>
      <text:p text:style-name="P1">disabled - 비활성모드</text:p>
      <text:p text:style-name="P1"/>
      <text:p text:style-name="P1">* 설정완료후 리부팅해서 확인해보세요.</text:p>
      <text:p text:style-name="P1">리부팅 한다음 getenforce 명령어로 확인.</text:p>
      <text:p text:style-name="P1"/>
      <text:p text:style-name="P1">------------------------------------</text:p>
      <text:p text:style-name="P1">2. serverX 에 아파치 서버를 설치하고 웹페이지의 기본 경로를</text:p>
      <text:p text:style-name="P1">/var/myweb <text:s/>으로 설정하고 초기페이지를 하나 만드세요</text:p>
      <text:p text:style-name="P1">(serverX 의 selinux 기본정책은 반드시 enforcing 모드이어야 합니다)</text:p>
      <text:p text:style-name="P1"/>
      <text:p text:style-name="P1">foundationX 에서: http://serverX.example.com <text:s/>접속햇을때</text:p>
      <text:p text:style-name="P1">아래처럼 웹페이지가 보이면 됩니다.</text:p>
      <text:p text:style-name="P1"/>
      <text:p text:style-name="P1">welcome to serverX.example.com</text:p>
      <text:p text:style-name="P1"/>
      <text:p text:style-name="P1">-----------------------------------------------------------------------------</text:p>
      <text:p text:style-name="P1"/>
      <text:p text:style-name="P1"/>
      <text:p text:style-name="P1">package 관리 실습</text:p>
      <text:p text:style-name="P1"/>
      <text:p text:style-name="P1">serverX 에서 kernel update 가 가능한지 확인해보세요.</text:p>
      <text:p text:style-name="P1">==&gt; # yum list kernel</text:p>
      <text:p text:style-name="P1"/>
      <text:p text:style-name="P1">* 커널 업데이트가 가능하지 않으면 repository 를 추가하여</text:p>
      <text:p text:style-name="P1">커널업데이트가 될수 있도록 하세요. 아래처럼 repository 를</text:p>
      <text:p text:style-name="P1">추가하면 커널 업데이트를 할수 있습니다.</text:p>
      <text:p text:style-name="P1"/>
      <text:p text:style-name="P1">serverX 에서 /etc/yum.repos.d/errata.repo 를 아래처럼 작성하세요.</text:p>
      <text:p text:style-name="P1"/>
      <text:p text:style-name="P1">[updates]</text:p>
      <text:p text:style-name="P1">name = redhat updates</text:p>
      <text:p text:style-name="P1">baseurl = http://content.example.com/rhel7.0/x86_64/errata</text:p>
      <text:p text:style-name="P1"><text:soft-page-break/>enabled = 1</text:p>
      <text:p text:style-name="P1">gpgcheck = 0</text:p>
      <text:p text:style-name="P1"/>
      <text:p text:style-name="P1">-------------------------------------</text:p>
      <text:p text:style-name="P1"/>
      <text:p text:style-name="P1">1. kernel 업데이트를 하세요.</text:p>
      <text:p text:style-name="P1"/>
      <text:p text:style-name="P1">-&gt; 커널 업데이트후 리부팅해서 새로운 커널로 부팅이 된것이</text:p>
      <text:p text:style-name="P1">맞는지를 확인하세요</text:p>
      <text:p text:style-name="P1">==&gt; yum list kernel</text:p>
      <text:p text:style-name="P1"/>
      <text:p text:style-name="P1">-------------------------------------------------------------------</text:p>
      <text:p text:style-name="P1"/>
      <text:p text:style-name="P1">filesystem 실습</text:p>
      <text:p text:style-name="P1"/>
      <text:p text:style-name="P1">1. 1기가 크기로 파티션을 하나 잡아서 <text:s/>/backup 에 영구</text:p>
      <text:p text:style-name="P1">마운트 되도록 설정하세요, 파일시스템 타입은 xfs 로 하세요.</text:p>
      <text:p text:style-name="P1"/>
      <text:p text:style-name="P1">2. swap 파티션을 512 메가 크기로 하나 잡아서 영구적으로</text:p>
      <text:p text:style-name="P1">사용할 수 있도록 하세요.</text:p>
      <text:p text:style-name="P1"/>
      <text:p text:style-name="P1">3. server0 를 리부팅해서 /backup 이 마운트 되어있는지 확인하고</text:p>
      <text:p text:style-name="P1">추가했던 swap 파티션은 활성화 상태인지 확인하세요</text:p>
      <text:p text:style-name="P1">(swapon -s)</text:p>
      <text:p text:style-name="P1"/>
      <text:p text:style-name="P1">4. 추가로 500메가 크기로 파티션을 한개 생성 /mydata 디렉토리에</text:p>
      <text:p text:style-name="P1">영구 마운트 되도록 설정하세요, 파일시스템 타입은 ext3 으로 하세요.</text:p>
      <text:p text:style-name="P1"/>
      <text:p text:style-name="P1"/>
      <text:p text:style-name="P1"/>
      <text:p text:style-name="P1">---------------------------------------------------------------------</text:p>
      <text:p text:style-name="P1"/>
      <text:p text:style-name="P1">systemd service 실습</text:p>
      <text:p text:style-name="P1"/>
      <text:p text:style-name="P1">1. serverX 에 ftp server 를 설치하고 영구적으로 사용가능하도록 설정하세요</text:p>
      <text:p text:style-name="P1">(리부팅 후에도 ftp server 접속이 되어야 합니다)</text:p>
      <text:p text:style-name="P1"/>
      <text:p text:style-name="P1"><text:s text:c="8"/>- yum install vsftpd</text:p>
      <text:p text:style-name="P1"><text:s text:c="8"/>- systemctl start vsftpd</text:p>
      <text:p text:style-name="P1"><text:s text:c="8"/>- systemctl enable vsftpd</text:p>
      <text:p text:style-name="P1"/>
      <text:p text:style-name="P1">2. serverX 에 텔넷서버를 설치하고 사용가능하도록 설정하세요</text:p>
      <text:p text:style-name="P1">(텔넷 서비스는 영구적인 사용은 하지 않도록 설정하세요</text:p>
      <text:p text:style-name="P1">--&gt; 리부팅후에는 텔넷 접속이 안되어야 합니다.</text:p>
      <text:p text:style-name="P1"/>
      <text:p text:style-name="P1"/>
      <text:p text:style-name="P1"><text:s text:c="8"/>- yum install telnet-server</text:p>
      <text:p text:style-name="P1"><text:s text:c="8"/>- systemctl start telnet.socket</text:p>
      <text:p text:style-name="P1"/>
      <text:p text:style-name="P1">3. 원격에서도 접속가능하도록 방화벽 설정을 해야 합니다.</text:p>
      <text:p text:style-name="P1"/>
      <text:p text:style-name="P1"><text:s text:c="8"/>- firewall-cml --add-service=ftp --permanent</text:p>
      <text:p text:style-name="P1"><text:soft-page-break/><text:s text:c="8"/>- firewall-cmd --add-service=telnet</text:p>
      <text:p text:style-name="P1"/>
      <text:p text:style-name="P1">4. serverX 를 리부팅한다음 <text:s/>desktopX 에서 serverX 로 student 계정으로</text:p>
      <text:p text:style-name="P1">ftp 접속과 telnet 접속을 확인하세요.</text:p>
      <text:p text:style-name="P1"/>
      <text:p text:style-name="P1">lab rootpw setup</text:p>
      <text:p text:style-name="P1"><text:s text:c="8"/>- 자동으로 루트비번이 바뀌면서 재부팅됨</text:p>
      <text:p text:style-name="P1"/>
      <text:p text:style-name="P1"/>
      <text:p text:style-name="P1">----------------------------------------------------------------------</text:p>
      <text:p text:style-name="P1"/>
      <text:p text:style-name="P1">network 설정 실습</text:p>
      <text:p text:style-name="P1"/>
      <text:p text:style-name="P1">1. serverX 를 reset 하세요</text:p>
      <text:p text:style-name="P1"/>
      <text:p text:style-name="P1">foundationX 에서 rht-vmctl reset server</text:p>
      <text:p text:style-name="P1"/>
      <text:p text:style-name="P1">-----------------------------------------</text:p>
      <text:p text:style-name="P1">2. serverX 로 Xwindows 로 root 로 login 해서</text:p>
      <text:p text:style-name="P1">아래의 작업을 실행하세요</text:p>
      <text:p text:style-name="P1"/>
      <text:p text:style-name="P1">nmcli dev disconnect eth0</text:p>
      <text:p text:style-name="P1">nmcli connection delete "System eth0"</text:p>
      <text:p text:style-name="P1"/>
      <text:p text:style-name="P1">*. 이제 serverX 에서는 network 가 되지 않을것입니다.</text:p>
      <text:p text:style-name="P1"/>
      <text:p text:style-name="P1">------------------------------------------</text:p>
      <text:p text:style-name="P1"/>
      <text:p text:style-name="P1">3. serverX의 hostname 을 영구적으로</text:p>
      <text:p text:style-name="P1"/>
      <text:p text:style-name="P1">myserverX.example.com 으로 변경하세요.</text:p>
      <text:p text:style-name="P1"/>
      <text:p text:style-name="P1"><text:s text:c="8"/>- hostnamectl set-hostname 블라브라블라</text:p>
      <text:p text:style-name="P1"/>
      <text:p text:style-name="P1">----------------------------------------------------</text:p>
      <text:p text:style-name="P1"/>
      <text:p text:style-name="P1">4. serverX 의 repository 를 새로 작성할것입니다.</text:p>
      <text:p text:style-name="P1">기존에 설정되어 있는 repository 는 삭제하세요.</text:p>
      <text:p text:style-name="P1"/>
      <text:p text:style-name="P1">rm -f /etc/yum.repos.d/*</text:p>
      <text:p text:style-name="P1"/>
      <text:p text:style-name="P1">--------------------------------------------------</text:p>
      <text:p text:style-name="P1">5. serverX 가 nework 가 될수 있도록 아래의 network 설정을 하세요</text:p>
      <text:p text:style-name="P1"/>
      <text:p text:style-name="P1">ip addresss : 172.25.X.11</text:p>
      <text:p text:style-name="P1">netmask : 255.255.255.0</text:p>
      <text:p text:style-name="P1">gateway: 172.25.X.254</text:p>
      <text:p text:style-name="P1">dns: 172.25.254.254</text:p>
      <text:p text:style-name="P1"/>
      <text:p text:style-name="P1"><text:s text:c="8"/>- nmtui 안에서 설정</text:p>
      <text:p text:style-name="P1"/>
      <text:p text:style-name="P1">5. serverX 에 repository 를 새로 작성하세요.</text:p>
      <text:p text:style-name="P1"><text:soft-page-break/>repository 주소는 다음과 같습니다.</text:p>
      <text:p text:style-name="P1">repository 주소 : http://content.example.com/rhel7.0/x86_64/dvd</text:p>
      <text:p text:style-name="P1"/>
      <text:p text:style-name="P1"><text:s text:c="8"/>- man yum.conf 에서 repository 확인</text:p>
      <text:p text:style-name="P1"><text:s text:c="8"/>- cd /etc/yum.repos.d/</text:p>
      <text:p text:style-name="P1"><text:s text:c="8"/>- vi test.repo</text:p>
      <text:p text:style-name="P1"><text:s text:c="16"/>[test]</text:p>
      <text:p text:style-name="P1"><text:s text:c="16"/>baseurl = ...</text:p>
      <text:p text:style-name="P1"><text:s text:c="16"/>gpgcheck = 0</text:p>
      <text:p text:style-name="P1"><text:s text:c="16"/>enable = 1</text:p>
      <text:p text:style-name="P1">----------------------------------------------------------------</text:p>
      <text:p text:style-name="P1"/>
      <text:p text:style-name="P1">6. 모든 작업이 완료 되었으면 리부팅한다음</text:p>
      <text:p text:style-name="P1">hostname 이 변경된 이름으로 되어 있는지 확인하세요.</text:p>
      <text:p text:style-name="P1"/>
      <text:p text:style-name="P1">----------------------------------------------------------------------</text:p>
      <text:p text:style-name="P1">7. ip address 가 고정ip 인지를 /etc/sysconfig/network-scripts/ifcfg-xxxx</text:p>
      <text:p text:style-name="P1">파일에서 확인하세요 (bootproto=none 이면 고정ip입니다)</text:p>
      <text:p text:style-name="P1">고정ip로 설정되어 있어야 합니다.</text:p>
      <text:p text:style-name="P1">------------------------------------------------------------------</text:p>
      <text:p text:style-name="P1">8. finger 패키지를 설치해서 사용자 정보가 조회 되는지 확인하세요</text:p>
      <text:p text:style-name="P1"/>
      <text:p text:style-name="P1"><text:s text:c="8"/>- yum install finger</text:p>
      <text:p text:style-name="P1"/>
      <text:p text:style-name="P1">확인방법 : <text:s/>finger student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2:27:22.325121538</meta:creation-date>
    <dc:date>2020-06-02T12:30:03.743452076</dc:date>
    <meta:editing-duration>PT2M42S</meta:editing-duration>
    <meta:editing-cycles>1</meta:editing-cycles>
    <meta:document-statistic meta:table-count="0" meta:image-count="0" meta:object-count="0" meta:page-count="5" meta:paragraph-count="163" meta:word-count="1366" meta:character-count="4721" meta:non-whitespace-character-count="3938"/>
    <meta:generator>LibreOffice/5.3.6.1$Linux_X86_64 LibreOffice_project/30$Build-1</meta:generator>
  </office:meta>
</office:document-meta>
</file>